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45000002454406F6D2948DA93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ucida Console1" svg:font-family="'Lucida Console'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style:page-number="auto"/>
      <style:text-properties fo:color="#0d0d0d"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6"/>
    <style:style style:name="P6" style:family="paragraph" style:parent-style-name="List_20_Paragraph" style:list-style-name="WWNum6">
      <style:text-properties officeooo:paragraph-rsid="00076c89"/>
    </style:style>
    <style:style style:name="P7" style:family="paragraph" style:parent-style-name="List_20_Paragraph" style:list-style-name="WWNum5"/>
    <style:style style:name="P8" style:family="paragraph" style:parent-style-name="List_20_Paragraph">
      <style:paragraph-properties fo:margin-left="2.54cm" fo:margin-right="0cm" fo:text-indent="0cm" style:auto-text-indent="false"/>
    </style:style>
    <style:style style:name="P9" style:family="paragraph" style:parent-style-name="List_20_Paragraph">
      <style:paragraph-properties fo:margin-left="2.54cm" fo:margin-right="0cm" fo:text-indent="0cm" style:auto-text-indent="false"/>
      <style:text-properties style:font-name-asian="F"/>
    </style:style>
    <style:style style:name="P10" style:family="paragraph" style:parent-style-name="List_20_Paragraph">
      <style:paragraph-properties fo:margin-left="2.54cm" fo:margin-right="0cm" fo:text-indent="0cm" style:auto-text-indent="false"/>
      <style:text-properties style:font-name="Lucida Console" fo:font-size="9pt" style:font-size-asian="9pt" style:font-name-complex="Calibri1" style:font-size-complex="9pt"/>
    </style:style>
    <style:style style:name="P11" style:family="paragraph" style:parent-style-name="List_20_Paragraph">
      <style:paragraph-properties fo:margin-left="2.54cm" fo:margin-right="0cm" fo:text-indent="0cm" style:auto-text-indent="false"/>
      <style:text-properties style:font-name="Lucida Console" fo:font-size="9pt" style:font-size-asian="9pt" style:font-name-complex="Calibri1" style:font-size-complex="9pt"/>
    </style:style>
    <style:style style:name="P12" style:family="paragraph" style:parent-style-name="List_20_Paragraph">
      <style:paragraph-properties fo:margin-left="2.54cm" fo:margin-right="0cm" fo:text-indent="0cm" style:auto-text-indent="false"/>
      <style:text-properties style:font-name="Lucida Console1" fo:font-size="9pt" style:font-size-asian="9pt" style:font-size-complex="9pt"/>
    </style:style>
    <style:style style:name="P13" style:family="paragraph" style:parent-style-name="List_20_Paragraph">
      <style:paragraph-properties fo:margin-left="0cm" fo:margin-right="0cm" fo:text-indent="0cm" style:auto-text-indent="false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Lucida Console" fo:font-size="9pt" style:font-size-asian="9pt" style:font-name-complex="Calibri1" style:font-size-complex="9pt"/>
    </style:style>
    <style:style style:name="T1" style:family="text">
      <style:text-properties fo:color="#0d0d0d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262626" fo:font-weight="bold" style:font-weight-asian="bold" style:font-weight-complex="bold"/>
    </style:style>
    <style:style style:name="T3" style:family="text">
      <style:text-properties style:font-name-asian="F"/>
    </style:style>
    <style:style style:name="T4" style:family="text">
      <style:text-properties style:font-name="Lucida Console" fo:font-size="9pt" style:font-size-asian="9pt" style:font-name-complex="Calibri1" style:font-size-complex="9pt"/>
    </style:style>
    <style:style style:name="T5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h text:style-name="P1" text:outline-level="1"><text:span text:style-name="T1">Requirements </text:span></text:h>
      <text:h text:style-name="Heading_20_1" text:outline-level="1"><text:span text:style-name="T2">Software Requirements:</text:span></text:h>
      <text:p text:style-name="P13"/>
      <text:list xml:id="list360212174" text:style-name="WWNum4">
        <text:list-item>
          <text:p text:style-name="P4">The following software is required </text:p>
        </text:list-item>
      </text:list>
      <text:list xml:id="list3603338664" text:style-name="WWNum6">
        <text:list-item>
          <text:p text:style-name="P5">Ubuntu 18.04 (using a double boot setting, if necessary)</text:p>
        </text:list-item>
      </text:list>
      <text:p text:style-name="Standard"><text:s text:c="6"/><text:tab/><text:tab/><text:tab/><text:a xlink:type="simple" xlink:href="https://releases.ubuntu.com/18.04/" text:style-name="ListLabel_20_10" text:visited-style-name="ListLabel_20_10"><text:span text:style-name="Internet_20_link">https://releases.ubuntu.com/18.04/</text:span></text:a></text:p>
      <text:list xml:id="list122502503430127" text:continue-numbering="true" text:style-name="WWNum6">
        <text:list-item>
          <text:p text:style-name="P5">ROS Melodic</text:p>
          <text:list>
            <text:list-header>
              <text:p text:style-name="P5"><text:a xlink:type="simple" xlink:href="http://wiki.ros.org/melodic/Installation/Ubuntu" text:style-name="Internet_20_link" text:visited-style-name="Visited_20_Internet_20_Link">http://wiki.ros.org/melodic/Installation/Ubuntu</text:a> </text:p>
            </text:list-header>
          </text:list>
          <text:p text:style-name="P5"/>
        </text:list-item>
      </text:list>
      <text:list xml:id="list3971734006" text:style-name="WWNum5">
        <text:list-item>
          <text:p text:style-name="P7">Additional package for ROS will be needed. Use the following commands to install them. </text:p>
        </text:list-item>
      </text:list>
      <text:list xml:id="list122501438647216" text:continue-list="list122502503430127" text:style-name="WWNum6">
        <text:list-item>
          <text:p text:style-name="P5">Joint state publisher gui for rviz</text:p>
        </text:list-item>
      </text:list>
      <text:p text:style-name="P8"><text:span text:style-name="T4"><text:tab/>sudo apt install ros-melodic-joint-state-publisher-gui</text:span></text:p>
      <text:p text:style-name="P9"/>
      <text:list xml:id="list122501513489920" text:continue-numbering="true" text:style-name="WWNum6">
        <text:list-item>
          <text:p text:style-name="P5"><text:span text:style-name="T3">ROS control</text:span></text:p>
        </text:list-item>
      </text:list>
      <text:p text:style-name="P12"><text:span text:style-name="T3"><text:tab/>sudo apt-get install ros-melodic-ros-control ros-melodic-ros-<text:tab/>controllers</text:span></text:p>
      <text:p text:style-name="P10"/>
      <text:list xml:id="list122502983720731" text:continue-numbering="true" text:style-name="WWNum6">
        <text:list-item>
          <text:p text:style-name="P6"><text:span text:style-name="T3">Gazebo packages and MoveIt </text:span></text:p>
        </text:list-item>
      </text:list>
      <text:p text:style-name="P8"><text:span text:style-name="T4"><text:tab/>sudo apt-get install ros-melodic-gazebo-ros-pkgs ros-melodic-gazebo-ros-<text:tab/>control</text:span></text:p>
      <text:p text:style-name="P14"/>
      <text:p text:style-name="P8"><text:span text:style-name="T4"><text:tab/>sudo apt install ros-melodic-moveit ros-melodic-moveit-visual-too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ucida Console1" svg:font-family="'Lucida Console'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Standard" style:default-outline-level="" style:class="text">
      <style:paragraph-properties fo:margin-top="0.423cm" fo:margin-bottom="0.212cm" loext:contextual-spacing="false" fo:line-height="100%" fo:hyphenation-ladder-count="no-limit" fo:keep-with-next="always" style:vertical-align="baseline"/>
      <style:text-properties style:font-name="Liberation Sans" fo:font-family="'Liberation Sans'" style:font-family-generic="roman" style:font-pitch="variable" fo:font-size="14pt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line-height="100%" fo:hyphenation-ladder-count="no-limit" style:vertical-align="baseline"/>
      <style:text-properties style:font-name="Liberation Mono" fo:font-family="'Liberation Mono'" style:font-family-generic="roman" style:font-pitch="variable" fo:font-size="10pt" style:letter-kerning="true" style:font-name-asian="DejaVu Sans Mono" style:font-family-asian="'DejaVu Sans Mono'" style:font-family-generic-asian="system" style:font-pitch-asian="variable" style:font-size-asian="10pt" style:language-asian="zh" style:country-asian="CN" style:font-name-complex="Liberation Mono1" style:font-family-complex="'Liberation Mono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T1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char" svg:x="14.526cm" svg:y="-0.693cm" svg:width="2.593cm" svg:height="2.593cm" draw:z-index="0"><draw:image xlink:href="Pictures/1000000000000245000002454406F6D2948DA933.jpg" xlink:type="simple" xlink:show="embed" xlink:actuate="onLoad" loext:mime-type="image/jpeg"/></draw:frame><text:span text:style-name="MT1">ROS Introductory Course – Tecnológico de Monterrey</text:span></text:p>
        <text:p text:style-name="Header"><text:span text:style-name="MT2">January 10 – 14, 2022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Blum</meta:initial-creator>
    <meta:editing-cycles>13</meta:editing-cycles>
    <meta:creation-date>2022-01-07T13:38:00</meta:creation-date>
    <dc:date>2022-02-11T12:25:01.262875310</dc:date>
    <meta:generator>LibreOffice/6.0.7.3$Linux_X86_64 LibreOffice_project/00m0$Build-3</meta:generator>
    <meta:editing-duration>PT25M51S</meta:editing-duration>
    <meta:document-statistic meta:table-count="0" meta:image-count="1" meta:object-count="0" meta:page-count="1" meta:paragraph-count="18" meta:word-count="87" meta:character-count="745" meta:non-whitespace-character-count="6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